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
      <text:p text:style-name="Text_20_body">The kingdoms of Judah and Israel became enemies and often fought against each other.</text:p>
      <text:h text:style-name="Heading_20_9" text:outline-level="9">18-11</text:h>
      <text:p text:style-name="First_20_paragraph"/>
      <text:p text:style-name="Text_20_body">In the new kingdom of Israel, all the kings were evil. Many of these kings were killed by other Israelites who wanted to become king in their place.</text:p>
      <text:h text:style-name="Heading_20_9" text:outline-level="9">18-12</text:h>
      <text:p text:style-name="First_20_paragraph"/>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31Z</meta:creation-date>
    <dc:date>2023-05-24T11:33:31Z</dc:date>
  </office:meta>
</office:document-meta>
</file>